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naMinA" svg:font-family="HanaMinA"/>
    <style:font-face style:name="Lohit Hindi1" svg:font-family="'Lohit Hindi'"/>
    <style:font-face style:name="FreeSerif" svg:font-family="FreeSerif" style:font-family-generic="roman"/>
    <style:font-face style:name="Essays1743" svg:font-family="Essays1743" style:font-pitch="variable"/>
    <style:font-face style:name="Forest" svg:font-family="Forest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9898in" fo:margin-right="1.1457in" fo:text-align="center" style:justify-single-word="false" fo:text-indent="0in" style:auto-text-indent="false"/>
      <style:text-properties style:font-name="Essays1743" fo:font-size="22pt" fo:font-style="italic" officeooo:paragraph-rsid="00190c92" style:font-size-asian="22pt" style:font-style-asian="italic" style:font-size-complex="22pt" style:font-style-complex="italic"/>
    </style:style>
    <style:style style:name="P2" style:family="paragraph" style:parent-style-name="Standard">
      <style:paragraph-properties fo:margin-left="0.9898in" fo:margin-right="1.1457in" fo:text-align="center" style:justify-single-word="false" fo:text-indent="0in" style:auto-text-indent="false">
        <style:tab-stops>
          <style:tab-stop style:position="0.3335in"/>
        </style:tab-stops>
      </style:paragraph-properties>
      <style:text-properties style:font-name="Essays1743" fo:font-size="22pt" fo:font-style="italic" officeooo:paragraph-rsid="00190c92" style:font-size-asian="22pt" style:font-style-asian="italic" style:font-size-complex="22pt" style:font-style-complex="italic"/>
    </style:style>
    <style:style style:name="P3" style:family="paragraph" style:parent-style-name="Standard">
      <style:paragraph-properties fo:margin-left="0.9898in" fo:margin-right="1.1457in" fo:text-align="center" style:justify-single-word="false" fo:text-indent="0in" style:auto-text-indent="false"/>
      <style:text-properties style:font-name="Essays1743" fo:font-size="15pt" fo:font-style="italic" officeooo:paragraph-rsid="00190c92" style:font-size-asian="13.1000003814697pt" style:font-style-asian="italic" style:font-size-complex="15pt" style:font-style-complex="italic"/>
    </style:style>
    <style:style style:name="P4" style:family="paragraph" style:parent-style-name="Standard">
      <style:paragraph-properties fo:margin-left="0.9898in" fo:margin-right="1.1457in" fo:text-align="center" style:justify-single-word="false" fo:text-indent="0in" style:auto-text-indent="false"/>
      <style:text-properties style:font-name="Essays1743" officeooo:paragraph-rsid="00190c92"/>
    </style:style>
    <style:style style:name="P5" style:family="paragraph" style:parent-style-name="Standard">
      <style:paragraph-properties fo:margin-left="0.9898in" fo:margin-right="1.1457in" fo:text-align="center" style:justify-single-word="false" fo:text-indent="0in" style:auto-text-indent="false"/>
      <style:text-properties style:font-name="Essays1743" fo:font-style="normal" officeooo:paragraph-rsid="00190c92" style:font-style-asian="normal" style:font-style-complex="normal"/>
    </style:style>
    <style:style style:name="P6" style:family="paragraph" style:parent-style-name="Standard">
      <style:paragraph-properties fo:margin-left="0.9898in" fo:margin-right="1.1457in" fo:text-align="center" style:justify-single-word="false" fo:text-indent="0in" style:auto-text-indent="false"/>
      <style:text-properties style:font-name="Essays1743" fo:font-size="16pt" fo:font-style="italic" officeooo:paragraph-rsid="001bf2c9" style:font-size-asian="16pt" style:font-style-asian="italic" style:font-size-complex="16pt" style:font-style-complex="italic"/>
    </style:style>
    <style:style style:name="P7" style:family="paragraph" style:parent-style-name="Standard" style:master-page-name="Standard">
      <style:paragraph-properties fo:margin-left="0.9898in" fo:margin-right="1.1457in" fo:text-align="center" style:justify-single-word="false" fo:text-indent="0in" style:auto-text-indent="false" style:page-number="auto"/>
      <style:text-properties style:font-name="Essays1743" fo:font-size="16pt" fo:font-style="italic" officeooo:paragraph-rsid="00190c92" style:font-size-asian="16pt" style:font-style-asian="italic" style:font-size-complex="16pt" style:font-style-complex="italic"/>
    </style:style>
    <style:style style:name="T1" style:family="text">
      <style:text-properties officeooo:rsid="00190c92"/>
    </style:style>
    <style:style style:name="T2" style:family="text">
      <style:text-properties fo:font-style="italic" officeooo:rsid="00190c92" style:font-style-asian="italic" style:font-style-complex="italic"/>
    </style:style>
    <style:style style:name="T3" style:family="text">
      <style:text-properties officeooo:rsid="001bf2c9"/>
    </style:style>
    <style:style style:name="T4" style:family="text">
      <style:text-properties officeooo:rsid="001c408d"/>
    </style:style>
    <style:style style:name="T5" style:family="text">
      <style:text-properties officeooo:rsid="001cbd5a"/>
    </style:style>
    <style:style style:name="T6" style:family="text">
      <style:text-properties officeooo:rsid="001de9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/></text:p>
      <text:p text:style-name="P6"><text:span text:style-name="T3"/></text:p>
      <text:p text:style-name="P1"><text:span text:style-name="T1">FUTURAMERLIN</text:span></text:p>
      <text:p text:style-name="P2"><text:span text:style-name="T1"/></text:p>
      <text:p text:style-name="P3"><text:span text:style-name="T1">Wreathe Operating System</text:span></text:p>
      <text:p text:style-name="P3"><text:span text:style-name="T1">Version -1</text:span></text:p>
      <text:p text:style-name="P4"><text:span text:style-name="T1">1743 </text:span><text:span text:style-name="T2">Anno Domini</text:span></text:p>
      <text:p text:style-name="P4"><text:span text:style-name="T2"/></text:p>
      <text:p text:style-name="P5"><text:span text:style-name="T1">Wreathe is a free </text:span><text:span text:style-name="T3">operating system for your home analytical engine</text:span><text:span text:style-name="T1"> targeted at </text:span><text:span text:style-name="T3">reasonably</text:span><text:span text:style-name="T1"> knowledgeable desktop users. It contains a </text:span><text:span text:style-name="T2">diverse and useful</text:span><text:span text:style-name="T1"> set of preinstalled application software, enabling it to be effective </text:span><text:span text:style-name="T3">immediately</text:span><text:span text:style-name="T1"> in a large number of fields. Its goals are to provide a </text:span><text:span text:style-name="T2">stable</text:span><text:span text:style-name="T1">, </text:span><text:span text:style-name="T2">fast</text:span><text:span text:style-name="T1"> system requiring minimal configuration and learning. The radically rethought user interface provides a very </text:span><text:span text:style-name="T2">intuitive and powerful</text:span><text:span text:style-name="T1"> method for a variety of </text:span><text:span text:style-name="T5">home and business office</text:span><text:span text:style-name="T1"> applications, while still providing ease of access to seemingly </text:span><text:span text:style-name="T2">endless configuration options</text:span><text:span text:style-name="T1"> and lower-level </text:span><text:span text:style-name="T4">mechanical</text:span><text:span text:style-name="T1"> functionality. Version -1, new as of 1743, adds a number of </text:span><text:span text:style-name="T2">features and enhancements</text:span><text:span text:style-name="T1"> to Wreathe that should please old users and </text:span><text:span text:style-name="T6">new</text:span><text:span text:style-name="T1"> alike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(Real date: 6 December 201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anaMinA" svg:font-family="HanaMinA"/>
    <style:font-face style:name="Lohit Hindi1" svg:font-family="'Lohit Hindi'"/>
    <style:font-face style:name="FreeSerif" svg:font-family="FreeSerif" style:font-family-generic="roman"/>
    <style:font-face style:name="Essays1743" svg:font-family="Essays1743" style:font-pitch="variable"/>
    <style:font-face style:name="Forest" svg:font-family="Forest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erif" fo:font-size="12pt" fo:language="en" fo:country="GB" style:letter-kerning="true" style:font-name-asian="HanaMin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erif" fo:font-size="14pt" style:font-name-asian="HanaMinA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FreeSerif" style:font-name-asian="HanaMinA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Serif" fo:font-size="12pt" fo:font-style="italic" style:font-name-asian="HanaMinA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style:font-name-asian="HanaMinA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in" fo:margin-top="0in" fo:margin-bottom="0in" fo:margin-left="0in" fo:margin-right="0in" fo:background-color="transparent" style:writing-mode="lr-tb" style:footnote-max-height="0in">
        <style:background-image xlink:href="../../../Technical/Library/Program%20Data/Application%20Software/Local%20Resources/libreoffice3.6/program/../share/gallery/www-back/sand-light.jpg" xlink:type="simple" xlink:actuate="onLoad"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reathe </meta:initial-creator>
    <meta:creation-date>2012-12-06T18:20:50</meta:creation-date>
    <dc:date>2012-12-06T18:38:28</dc:date>
    <dc:creator>wreathe </dc:creator>
    <meta:editing-duration>PT4M46S</meta:editing-duration>
    <meta:editing-cycles>8</meta:editing-cycles>
    <meta:generator>LibreOffice/3.6$Linux_x86 LibreOffice_project/e29a214-2bbed72-0621de6-a97528c-8f066d</meta:generator>
    <meta:document-statistic meta:table-count="0" meta:image-count="0" meta:object-count="0" meta:page-count="1" meta:paragraph-count="6" meta:word-count="127" meta:character-count="834" meta:non-whitespace-character-count="713"/>
  </office:meta>
</office:document-meta>
</file>